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i" fo:country="FI"/>
    </style:style>
    <style:style style:name="P2" style:family="paragraph" style:parent-style-name="Standard" style:master-page-name="Standard">
      <style:paragraph-properties style:page-number="auto"/>
    </style:style>
    <style:style style:name="T1" style:family="text">
      <style:text-properties fo:language="fi" fo:country="FI"/>
    </style:style>
    <style:style style:name="T2" style:family="text">
      <style:text-properties style:font-name="Calibri" fo:language="fi" fo:country="FI"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rnedalshus<text:bookmark text:name="_GoBack"/>et fra 1720 er hentet fra svensk side av Tornedalen, i Kalix. Huset viser byggeskikken som kvenene hadde med seg. I Tornedalshuset står utstillingen <text:s/>Levd liv, basert på portrettbilder tatt av Hanna Horsberg Hansen. Innsamlingen av gjenstandene fra etterkrigstiden har Norske Kvæner Børselv stått for. <text:span text:style-name="T1">Kalenderen viser dere noen av dem.</text:span></text:p>
      <text:p text:style-name="Standard"><text:span text:style-name="T1">Tornionlakson talo oon 1720 luvulta ja sen oon nou</text:span><text:span text:style-name="T2">đettu Tornionlakson Ruottin puolelta, Kainuusta. Talo näyttää sitä rakentamiskonstii minkä kväänit olthiin ottanheet myötä. Tornionlakson talossa oon näyttelys Eletty elämä, mikä näyttää portrettikuvvii mitä Hanna Horsberg Hansen oon ottanu. Ruijan Kväänit Pyssyjokilaiset ovat kovonheet tavaroita mitä oon aijalta jälkhiin sottaa. Kalenteri näyttää muutamppii kuvvii teile.</text:span></text:p>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rin Larsen</meta:initial-creator>
    <dc:creator>Aili E.</dc:creator>
    <meta:editing-cycles>3</meta:editing-cycles>
    <meta:creation-date>2020-11-18T10:08:00</meta:creation-date>
    <dc:date>2020-11-18T11:02:00</dc:date>
    <meta:editing-duration>PT1M</meta:editing-duration>
    <meta:generator>LibreOffice/6.4.6.2$Linux_X86_64 LibreOffice_project/40$Build-2</meta:generator>
    <meta:document-statistic meta:table-count="0" meta:image-count="0" meta:object-count="0" meta:page-count="1" meta:paragraph-count="2" meta:word-count="104" meta:character-count="772" meta:non-whitespace-character-count="669"/>
    <meta:user-defined meta:name="AppVersion">16.0000</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